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02cm" fo:text-align="center" style:justify-single-word="false"/>
    </style:style>
    <style:style style:name="P2" style:family="paragraph" style:parent-style-name="Heading_20_1">
      <style:paragraph-properties style:line-height-at-least="0.423cm"/>
      <style:text-properties officeooo:paragraph-rsid="000b34d2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</style:style>
    <style:style style:name="P4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0b34d2"/>
    </style:style>
    <style:style style:name="P5" style:family="paragraph" style:parent-style-name="LO-normal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0b34d2"/>
    </style:style>
    <style:style style:name="P6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7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0b3e23"/>
    </style:style>
    <style:style style:name="P8" style:family="paragraph" style:parent-style-name="LO-normal">
      <style:paragraph-properties fo:margin-left="1.27cm" fo:margin-right="0cm" fo:text-indent="0cm" style:auto-text-indent="false"/>
    </style:style>
    <style:style style:name="P9" style:family="paragraph" style:parent-style-name="Title">
      <style:paragraph-properties style:line-height-at-least="0.002cm" fo:text-align="center" style:justify-single-word="false"/>
    </style:style>
    <style:style style:name="P10" style:family="paragraph" style:parent-style-name="Heading_20_1" style:list-style-name="WWNum1a">
      <style:paragraph-properties style:line-height-at-least="0.423cm"/>
    </style:style>
    <style:style style:name="P11" style:family="paragraph" style:parent-style-name="Heading_20_2" style:list-style-name="WWNum1a">
      <style:paragraph-properties style:line-height-at-least="0.423cm"/>
      <style:text-properties style:font-name="Liberation Sans" fo:font-size="14pt" officeooo:rsid="000c8245" officeooo:paragraph-rsid="000c8245" style:font-name-asian="Microsoft YaHei" style:font-size-asian="14pt" style:font-name-complex="Arial" style:font-size-complex="14pt"/>
    </style:style>
    <style:style style:name="P12" style:family="paragraph" style:parent-style-name="Heading_20_2" style:list-style-name="WWNum1a">
      <style:paragraph-properties style:line-height-at-least="0.423cm"/>
    </style:style>
    <style:style style:name="P13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0b3e23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fo:font-size="10pt" officeooo:rsid="000c8245" officeooo:paragraph-rsid="000b3e23" style:font-size-asian="10pt" style:font-size-complex="10pt"/>
    </style:style>
    <style:style style:name="P15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fo:font-size="10pt" officeooo:rsid="000c8245" officeooo:paragraph-rsid="000c8245" style:font-size-asian="10pt" style:font-size-complex="10pt"/>
    </style:style>
    <style:style style:name="P16" style:family="paragraph" style:parent-style-name="LO-normal" style:list-style-name="WWNum3a">
      <style:paragraph-properties fo:margin-left="1.905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31468"/>
    </style:style>
    <style:style style:name="P17" style:family="paragraph" style:parent-style-name="LO-normal" style:list-style-name="WWNum3a">
      <style:paragraph-properties fo:margin-left="1.905cm" fo:margin-right="0cm" fo:margin-top="0cm" fo:margin-bottom="0.212cm" style:contextual-spacing="false" fo:line-height="100%" fo:orphans="0" fo:widows="0" fo:text-indent="0cm" style:auto-text-indent="false"/>
      <style:text-properties officeooo:paragraph-rsid="00131468"/>
    </style:style>
    <style:style style:name="P18" style:family="paragraph" style:parent-style-name="LO-normal">
      <style:paragraph-properties fo:margin-left="1.27cm" fo:margin-right="0cm" fo:text-indent="0cm" style:auto-text-indent="false"/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4d2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0b34d2" style:font-size-asian="10pt" style:font-size-complex="10pt"/>
    </style:style>
    <style:style style:name="T8" style:family="text">
      <style:text-properties fo:font-size="10pt" officeooo:rsid="000b3e23" style:font-size-asian="10pt" style:font-size-complex="10pt"/>
    </style:style>
    <style:style style:name="T9" style:family="text">
      <style:text-properties fo:font-size="10pt" officeooo:rsid="000c8245" style:font-size-asian="10pt" style:font-size-complex="10pt"/>
    </style:style>
    <style:style style:name="T10" style:family="text">
      <style:text-properties officeooo:rsid="000b34d2"/>
    </style:style>
    <style:style style:name="T11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12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13" style:family="text">
      <style:text-properties style:font-name="Liberation Sans" fo:font-size="14pt" officeooo:rsid="0012697e" style:font-name-asian="Microsoft YaHei" style:font-size-asian="14pt" style:font-name-complex="Arial" style:font-size-complex="14pt"/>
    </style:style>
    <style:style style:name="T14" style:family="text">
      <style:text-properties officeooo:rsid="000b3e23"/>
    </style:style>
    <style:style style:name="T15" style:family="text">
      <style:text-properties officeooo:rsid="000c8245"/>
    </style:style>
    <style:style style:name="T16" style:family="text">
      <style:text-properties officeooo:rsid="0013a4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Sistema de </text:span><text:span text:style-name="T5">Gerenciamento de Teatro</text:span><text:line-break/>Caso de Uso: <text:span text:style-name="T13">Editar dados do usuário</text:span></text:p>
      <text:list xml:id="list1777568311" text:style-name="WWNum1a">
        <text:list-item>
          <text:p text:style-name="P10">Descrição</text:p>
        </text:list-item>
      </text:list>
      <text:p text:style-name="P3"><text:span text:style-name="T6">Este serviço descreve como é feita </text:span><text:span text:style-name="T3">a </text:span><text:span text:style-name="T4">alteração de dados do usuário.</text:span></text:p>
      <text:list xml:id="list134336185179215" text:continue-numbering="true" text:style-name="WWNum1a">
        <text:list-item>
          <text:p text:style-name="P10">Descrição do Ator</text:p>
          <text:list>
            <text:list-item>
              <text:p text:style-name="P11">Participante</text:p>
            </text:list-item>
          </text:list>
        </text:list-item>
        <text:list-item>
          <text:p text:style-name="P10">Pré-requisito</text:p>
        </text:list-item>
      </text:list>
      <text:p text:style-name="P7"><text:span text:style-name="T6">1. </text:span><text:span text:style-name="T4">Está autenticado.</text:span></text:p>
      <text:list xml:id="list134336589063507" text:continue-numbering="true" text:style-name="WWNum1a">
        <text:list-item>
          <text:p text:style-name="P10">Fluxo básico de eventos</text:p>
        </text:list-item>
      </text:list>
      <text:list xml:id="list473822206" text:style-name="WWNum2a">
        <text:list-item>
          <text:p text:style-name="P14">O Participante faz a escolha para editar as informações de usuário.</text:p>
        </text:list-item>
        <text:list-item>
          <text:p text:style-name="P13"><text:span text:style-name="T9">Será mostrada uma tela para fazer as alterações no usuário escolhido</text:span><text:span text:style-name="T6">.</text:span></text:p>
        </text:list-item>
        <text:list-item>
          <text:p text:style-name="P15">Após as alterações o participante será informado que tudo ocorreu corretamente.</text:p>
        </text:list-item>
      </text:list>
      <text:list xml:id="list134336110443356" text:continue-list="list134336589063507" text:style-name="WWNum1a">
        <text:list-item>
          <text:p text:style-name="P10">Fluxos alternativos</text:p>
        </text:list-item>
      </text:list>
      <text:p text:style-name="P2"><text:span text:style-name="T10">5.1 </text:span><text:span text:style-name="T12">Usuário não encontrado.</text:span></text:p>
      <text:p text:style-name="P4"><text:span text:style-name="T4">Caso o usuário pesquisado não se encontra no banco de dados</text:span><text:span text:style-name="T6">:</text:span></text:p>
      <text:p text:style-name="P5"><text:span text:style-name="T7"><text:tab/>1. </text:span><text:span text:style-name="T6">O sistema informa ao </text:span><text:span text:style-name="T9">participante</text:span><text:span text:style-name="T6"> que </text:span><text:span text:style-name="T2">a</text:span><text:span text:style-name="T4">quele usuário não foi encontrado</text:span><text:span text:style-name="T3">.</text:span></text:p>
      <text:p text:style-name="P2"><text:span text:style-name="T10">5.2 </text:span><text:span text:style-name="T11">Falha no p</text:span><text:span text:style-name="T12">reenchimento de dados</text:span><text:bookmark-start text:name="_heading=h.e9sl33f212yp"/></text:p>
      <text:p text:style-name="P4"><text:span text:style-name="T3">Em caso de </text:span><text:span text:style-name="T4">dados preenchidos incorretamente</text:span><text:span text:style-name="T6">:</text:span></text:p>
      <text:list xml:id="list1398632946" text:style-name="WWNum3a">
        <text:list-item>
          <text:p text:style-name="P16"><text:span text:style-name="T6">O sistema informa ao usuário que </text:span><text:span text:style-name="T8">houve falha n</text:span><text:span text:style-name="T9">as alterações de dados</text:span><text:span text:style-name="T6">.</text:span></text:p>
        </text:list-item>
        <text:list-item>
          <text:p text:style-name="P17"><text:span text:style-name="T6">O </text:span><text:span text:style-name="T7">sistema pede que refaça </text:span><text:span text:style-name="T8">o processo e tente novamente </text:span><text:span text:style-name="T9">ou volte a tela anterior</text:span><text:span text:style-name="T6">. </text:span></text:p>
        </text:list-item>
      </text:list>
      <text:list xml:id="list134335990741414" text:continue-list="list134336110443356" text:style-name="WWNum1a">
        <text:list-item>
          <text:p text:style-name="P10">Cenários chave</text:p>
          <text:list>
            <text:list-item>
              <text:p text:style-name="P12">Erro ao conectar com o banco de dados.</text:p>
            </text:list-item>
          </text:list>
        </text:list-item>
        <text:list-item>
          <text:p text:style-name="P10">Pós-condição</text:p>
          <text:list>
            <text:list-item>
              <text:p text:style-name="P12"><text:span text:style-name="T12">Alteração feita com sucesso</text:span><text:span text:style-name="T14">. </text:span></text:p>
            </text:list-item>
          </text:list>
        </text:list-item>
      </text:list>
      <text:p text:style-name="P18">O participante conseguiu alterar o<text:span text:style-name="T16">s dados do</text:span> usuário.<text:bookmark-start text:name="_heading=h.3ybgif14tkxo"/></text:p>
      <text:list xml:id="list134336752901301" text:continue-numbering="true" text:style-name="WWNum1a">
        <text:list-item>
          <text:list>
            <text:list-item>
              <text:p text:style-name="P12">Falha <text:span text:style-name="T11">na </text:span><text:span text:style-name="T12">alteração</text:span><text:bookmark-start text:name="_heading=h.i3hgy9e01tu0"/></text:p>
            </text:list-item>
          </text:list>
        </text:list-item>
      </text:list>
      <text:p text:style-name="P8">O <text:span text:style-name="T15">participante não conseguiu alterar o</text:span><text:span text:style-name="T16">s dados</text:span><text:span text:style-name="T15"> usuário e foi redirecionado para a tela inicial.</text:span></text:p>
      <text:list xml:id="list134336497695759" text:continue-numbering="true" text:style-name="WWNum1a">
        <text:list-item>
          <text:p text:style-name="P10"><text:soft-page-break/>Requisitos especiais</text:p>
        </text:list-item>
      </text:list>
      <text:p text:style-name="P6"/>
      <text:p text:style-name="LO-normal"/>
      <text:p text:style-name="P1"><text:bookmark-end text:name="_heading=h.e9sl33f212yp"/><text:bookmark-end text:name="_heading=h.3ybgif14tkxo"/><text:bookmark-end text:name="_heading=h.i3hgy9e01tu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0.635cm" fo:text-indent="-0.635cm" fo:margin-left="8.255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0.635cm" fo:text-indent="-0.635cm" fo:margin-left="12.065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0.635cm" fo:text-indent="-0.63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8T13:43:34.761000000</dc:date>
    <meta:editing-duration>PT26M50S</meta:editing-duration>
    <meta:editing-cycles>8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27" meta:word-count="198" meta:character-count="1166" meta:non-whitespace-character-count="1009"/>
  </office:meta>
</office:document-meta>
</file>